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400000288F6411A79068F29CD.png" manifest:media-type="image/png"/>
  <manifest:file-entry manifest:full-path="Pictures/10000FE40000538D0000460834033E200ACD45A5.svg" manifest:media-type="image/svg+xml"/>
  <manifest:file-entry manifest:full-path="Pictures/10000001000003280000011BF619DFFBF112A64E.png" manifest:media-type="image/png"/>
  <manifest:file-entry manifest:full-path="Pictures/1000081E0000538D00001D45227B5B5D475A752D.svg" manifest:media-type="image/svg+xml"/>
  <manifest:file-entry manifest:full-path="Pictures/10000001000003130000027CD35BC4A25456A0A8.png" manifest:media-type="image/png"/>
  <manifest:file-entry manifest:full-path="Pictures/10000FAD0000538D00004383DE3B9CD72CFF4E2A.svg" manifest:media-type="image/svg+xml"/>
  <manifest:file-entry manifest:full-path="Pictures/10000001000003210000011B5B69B5E37DFA7BFF.png" manifest:media-type="image/png"/>
  <manifest:file-entry manifest:full-path="Pictures/10000842000052D400001D45DC0E836B909A1F9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frame draw:style-name="gr1" draw:text-style-name="P1" draw:layer="layout" svg:width="21.203cm" svg:height="7.492cm" svg:x="7.774cm" svg:y="4.508cm">
            <draw:image xlink:href="Pictures/10000842000052D400001D45DC0E836B909A1F9A.svg" xlink:type="simple" xlink:show="embed" xlink:actuate="onLoad" draw:mime-type="image/svg+xml">
              <text:p/>
            </draw:image>
            <draw:image xlink:href="Pictures/10000001000003210000011B5B69B5E37DFA7BFF.png" xlink:type="simple" xlink:show="embed" xlink:actuate="onLoad" draw:mime-type="image/png"/>
          </draw:frame>
          <draw:frame draw:style-name="gr1" draw:text-style-name="P1" draw:layer="layout" svg:width="21.388cm" svg:height="17.282cm" svg:x="7.681cm" svg:y="9.968cm">
            <draw:image xlink:href="Pictures/10000FAD0000538D00004383DE3B9CD72CFF4E2A.svg" xlink:type="simple" xlink:show="embed" xlink:actuate="onLoad" draw:mime-type="image/svg+xml">
              <text:p/>
            </draw:image>
            <draw:image xlink:href="Pictures/10000001000003130000027CD35BC4A25456A0A8.png" xlink:type="simple" xlink:show="embed" xlink:actuate="onLoad" draw:mime-type="image/png"/>
          </draw:frame>
          <draw:frame draw:style-name="gr1" draw:text-style-name="P1" draw:layer="layout" svg:width="21.388cm" svg:height="7.492cm" svg:x="7.681cm" svg:y="25.758cm">
            <draw:image xlink:href="Pictures/1000081E0000538D00001D45227B5B5D475A752D.svg" xlink:type="simple" xlink:show="embed" xlink:actuate="onLoad" draw:mime-type="image/svg+xml">
              <text:p/>
            </draw:image>
            <draw:image xlink:href="Pictures/10000001000003280000011BF619DFFBF112A64E.png" xlink:type="simple" xlink:show="embed" xlink:actuate="onLoad" draw:mime-type="image/png"/>
          </draw:frame>
          <draw:frame draw:style-name="gr1" draw:text-style-name="P1" draw:layer="layout" svg:width="21.388cm" svg:height="17.927cm" svg:x="7.681cm" svg:y="32cm">
            <draw:image xlink:href="Pictures/10000FE40000538D0000460834033E200ACD45A5.svg" xlink:type="simple" xlink:show="embed" xlink:actuate="onLoad" draw:mime-type="image/svg+xml">
              <text:p/>
            </draw:image>
            <draw:image xlink:href="Pictures/100000010000030400000288F6411A79068F29CD.png" xlink:type="simple" xlink:show="embed" xlink:actuate="onLoad" draw:mime-type="image/png"/>
          </draw:frame>
        </draw:g>
      </draw:page>
      <draw:page draw:name="page2" draw:style-name="dp1" draw:master-page-name="默认"/>
      <draw:page draw:name="page3" draw:style-name="dp1" draw:master-page-name="默认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30T16:01:38.044473651</meta:creation-date>
    <dc:date>2023-12-31T11:39:26.370327930</dc:date>
    <meta:editing-duration>PT2H21M44S</meta:editing-duration>
    <meta:editing-cycles>11</meta:editing-cycles>
    <meta:generator>LibreOffice/7.3.7.2$Linux_X86_64 LibreOffice_project/30$Build-2</meta:generator>
    <meta:document-statistic meta:object-count="5"/>
  </office:meta>
</office:document-meta>
</file>